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vor Bramwell</text:p>
      <text:p text:style-name="Standard">COMM218</text:p>
      <text:p text:style-name="Standard">Imran Haeider</text:p>
      <text:p text:style-name="Standard">April 26, 2013</text:p>
      <text:p text:style-name="Standard"/>
      <text:p text:style-name="Standard">Observations at MU Common.</text:p>
      <text:p text:style-name="Standard"/>
      <text:p text:style-name="Standard">Two men in MU commons talking by window. First man: Brown shirt, eating panda express. Guestures with hands when speaking. Small drink. Eating with a fork. Short brown hair, clean shaven. Haunched over food. Water, not soda. (No lid)</text:p>
      <text:p text:style-name="Standard"/>
      <text:p text:style-name="Standard">Second man. Black shirt with blue design on front. Glasses. Chinstrap beard. Shirt is blue dinosaur.. Kahki shorts. Togos. Large drink. Leaning back in chair.</text:p>
      <text:p text:style-name="Standard"/>
      <text:p text:style-name="Standard">Both are talking at a reasonable volume. Discussion is explanatory. Seems second is explaining concept to first. Mentioned 'internship', might be in some field discussing prospects of job.</text:p>
      <text:p text:style-name="Standard"/>
      <text:p text:style-name="Standard">MU Fashion show ad hand painted on window behind. Second seems to be giving advice. Uses 'basically' several times.</text:p>
      <text:p text:style-name="Standard"/>
      <text:p text:style-name="Standard">Differences in Observations:</text:p>
      <text:list xml:id="list799239329" text:style-name="L1">
        <text:list-item>
          <text:p text:style-name="P1">One dominated conversation, thought mark</text:p>
        </text:list-item>
        <text:list-item>
          <text:p text:style-name="P1">Both were engaged in conversation. Mark thought bearded man was not engaged.</text:p>
        </text:list-item>
        <text:list-item>
          <text:p text:style-name="P1">Bearded man had nervous energy</text:p>
        </text:list-item>
        <text:list-item>
          <text:p text:style-name="P1">Probably roommates or good friends.</text:p>
        </text:list-item>
      </text:list>
      <text:p text:style-name="Standard"/>
      <text:p text:style-name="Standard">Requirements</text:p>
      <text:list xml:id="list1818110908" text:style-name="L2">
        <text:list-item>
          <text:p text:style-name="P2">Location</text:p>
        </text:list-item>
        <text:list-item>
          <text:p text:style-name="P2">First Order Realities (Observations)</text:p>
        </text:list-item>
        <text:list-item>
          <text:p text:style-name="P2">Second Order Realities (Meanings attached to observations)</text:p>
        </text:list-item>
        <text:list-item>
          <text:p text:style-name="P2">Similarity/Differences in peception.</text:p>
        </text:list-item>
        <text:list-item>
          <text:p text:style-name="P2">Identify perception influences, other comm. Concepts that affects observati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10:51:28</meta:creation-date>
    <dc:date>2013-04-28T20:16:32</dc:date>
    <meta:editing-duration>PT6M23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0" meta:word-count="187" meta:character-count="1216" meta:non-whitespace-character-count="1058"/>
  </office:meta>
</office:document-meta>
</file>